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background-color="#ffffff"/>
    </style:style>
    <style:style style:name="P2" style:family="paragraph" style:parent-style-name="Standard">
      <style:text-properties fo:color="#000000" loext:opacity="100%" officeooo:rsid="00110f04" officeooo:paragraph-rsid="00110f04" fo:background-color="#ffffff"/>
    </style:style>
    <style:style style:name="P3" style:family="paragraph" style:parent-style-name="Standard">
      <style:text-properties fo:color="#000000" loext:opacity="100%" officeooo:rsid="00110f04" officeooo:paragraph-rsid="002301ef" fo:background-color="#ffffff"/>
    </style:style>
    <style:style style:name="P4" style:family="paragraph" style:parent-style-name="Standard">
      <style:text-properties fo:color="#000000" loext:opacity="100%" officeooo:rsid="00110f04" officeooo:paragraph-rsid="00255eda" fo:background-color="#ffffff"/>
    </style:style>
    <style:style style:name="P5" style:family="paragraph" style:parent-style-name="Standard">
      <style:text-properties fo:color="#000000" loext:opacity="100%" officeooo:rsid="00110f04" officeooo:paragraph-rsid="0029bc59" fo:background-color="#ffffff"/>
    </style:style>
    <style:style style:name="P6" style:family="paragraph" style:parent-style-name="Standard">
      <style:text-properties fo:color="#000000" loext:opacity="100%" officeooo:rsid="00110f04" officeooo:paragraph-rsid="002c5836" fo:background-color="#ffffff"/>
    </style:style>
    <style:style style:name="P7" style:family="paragraph" style:parent-style-name="Standard">
      <style:text-properties fo:color="#000000" loext:opacity="100%" officeooo:rsid="00110f04" officeooo:paragraph-rsid="002d352b" fo:background-color="#ffffff"/>
    </style:style>
    <style:style style:name="P8" style:family="paragraph" style:parent-style-name="Standard">
      <style:text-properties fo:color="#000000" loext:opacity="100%" officeooo:rsid="00110f04" officeooo:paragraph-rsid="002e664a" fo:background-color="#ffffff"/>
    </style:style>
    <style:style style:name="P9" style:family="paragraph" style:parent-style-name="Standard">
      <style:text-properties fo:color="#000000" loext:opacity="100%" officeooo:rsid="00110f04" officeooo:paragraph-rsid="006a570a" fo:background-color="#ffffff"/>
    </style:style>
    <style:style style:name="P10" style:family="paragraph" style:parent-style-name="Standard">
      <style:text-properties fo:color="#000000" loext:opacity="100%" officeooo:rsid="00110f04" officeooo:paragraph-rsid="006fb35b" fo:background-color="#ffffff"/>
    </style:style>
    <style:style style:name="P11" style:family="paragraph" style:parent-style-name="Standard">
      <style:text-properties fo:color="#000000" loext:opacity="100%" officeooo:rsid="000fb28a" officeooo:paragraph-rsid="00559b8c" fo:background-color="#ffffff"/>
    </style:style>
    <style:style style:name="P12" style:family="paragraph" style:parent-style-name="Standard">
      <style:text-properties fo:color="#000000" loext:opacity="100%" fo:font-style="italic" style:text-underline-style="solid" style:text-underline-width="auto" style:text-underline-color="font-color" fo:font-weight="bold" officeooo:rsid="0016637f" officeooo:paragraph-rsid="0016637f" fo:background-color="#ffffff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color="#000000" loext:opacity="100%" fo:font-style="italic" style:text-underline-style="solid" style:text-underline-width="auto" style:text-underline-color="font-color" fo:font-weight="bold" officeooo:rsid="0016637f" officeooo:paragraph-rsid="001d91c0" fo:background-color="#ffffff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color="#000000" loext:opacity="100%" fo:font-style="italic" style:text-underline-style="solid" style:text-underline-width="auto" style:text-underline-color="font-color" fo:font-weight="bold" officeooo:rsid="0016637f" officeooo:paragraph-rsid="003bc797" fo:background-color="#ffffff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000000" loext:opacity="100%" fo:font-style="italic" style:text-underline-style="solid" style:text-underline-width="auto" style:text-underline-color="font-color" fo:font-weight="bold" officeooo:rsid="0016637f" officeooo:paragraph-rsid="00537c5d" fo:background-color="#ffffff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color="#000000" loext:opacity="100%" fo:font-style="italic" style:text-underline-style="solid" style:text-underline-width="auto" style:text-underline-color="font-color" fo:font-weight="bold" officeooo:rsid="0016637f" officeooo:paragraph-rsid="005a89f4" fo:background-color="#ffffff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000000" loext:opacity="100%" style:text-underline-style="none" officeooo:rsid="00110f04" officeooo:paragraph-rsid="00177c89" fo:background-color="#ffffff"/>
    </style:style>
    <style:style style:name="P18" style:family="paragraph" style:parent-style-name="Standard">
      <style:text-properties fo:color="#000000" loext:opacity="100%" fo:font-style="normal" style:text-underline-style="none" fo:font-weight="normal" officeooo:rsid="00110f04" officeooo:paragraph-rsid="002e664a" fo:background-color="#fffff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loext:opacity="100%" fo:font-style="normal" style:text-underline-style="none" fo:font-weight="normal" officeooo:rsid="00110f04" officeooo:paragraph-rsid="0039dbb1" fo:background-color="#ffffff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loext:opacity="100%" fo:font-style="normal" style:text-underline-style="none" fo:font-weight="normal" officeooo:rsid="00110f04" officeooo:paragraph-rsid="003e0c47" fo:background-color="#ffffff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0" loext:opacity="100%" fo:font-style="normal" style:text-underline-style="none" fo:font-weight="normal" officeooo:rsid="00110f04" officeooo:paragraph-rsid="00507809" fo:background-color="#fffff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000000" loext:opacity="100%" fo:font-style="normal" style:text-underline-style="none" fo:font-weight="normal" officeooo:rsid="00110f04" officeooo:paragraph-rsid="00521580" fo:background-color="#fffff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000000" loext:opacity="100%" fo:font-style="normal" style:text-underline-style="none" fo:font-weight="normal" officeooo:rsid="00110f04" officeooo:paragraph-rsid="00537e72" fo:background-color="#fffff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loext:opacity="100%" fo:font-style="normal" style:text-underline-style="none" fo:font-weight="normal" officeooo:rsid="00110f04" officeooo:paragraph-rsid="005a89f4" fo:background-color="#ffffff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officeooo:rsid="000fb28a" officeooo:paragraph-rsid="000fb28a" fo:background-color="#ffffff"/>
    </style:style>
    <style:style style:name="P26" style:family="paragraph" style:parent-style-name="Standard">
      <style:text-properties fo:color="#000000" loext:opacity="100%" style:font-name="Liberation Sans" officeooo:rsid="000fb28a" officeooo:paragraph-rsid="00177c89" fo:background-color="#ffffff"/>
    </style:style>
    <style:style style:name="P27" style:family="paragraph" style:parent-style-name="Standard">
      <style:text-properties fo:color="#000000" loext:opacity="100%" style:font-name="Liberation Sans" officeooo:rsid="000fb28a" officeooo:paragraph-rsid="001a2eea" fo:background-color="#ffffff"/>
    </style:style>
    <style:style style:name="P28" style:family="paragraph" style:parent-style-name="Standard">
      <style:text-properties fo:color="#000000" loext:opacity="100%" style:font-name="Liberation Sans" officeooo:rsid="000fb28a" officeooo:paragraph-rsid="001e0eeb" fo:background-color="#ffffff"/>
    </style:style>
    <style:style style:name="P29" style:family="paragraph" style:parent-style-name="Standard">
      <style:text-properties fo:color="#000000" loext:opacity="100%" style:font-name="Liberation Sans" officeooo:rsid="000fb28a" officeooo:paragraph-rsid="002301ef" fo:background-color="#ffffff"/>
    </style:style>
    <style:style style:name="P30" style:family="paragraph" style:parent-style-name="Standard">
      <style:text-properties fo:color="#000000" loext:opacity="100%" style:font-name="Liberation Sans" officeooo:rsid="000fb28a" officeooo:paragraph-rsid="002e664a" fo:background-color="#ffffff"/>
    </style:style>
    <style:style style:name="P31" style:family="paragraph" style:parent-style-name="Standard">
      <style:text-properties fo:color="#000000" loext:opacity="100%" style:font-name="Liberation Sans" officeooo:rsid="000fb28a" officeooo:paragraph-rsid="0072bcdd" fo:background-color="#ffffff"/>
    </style:style>
    <style:style style:name="P32" style:family="paragraph" style:parent-style-name="Standard">
      <style:text-properties fo:color="#000000" loext:opacity="100%" style:font-name="Liberation Sans" officeooo:rsid="00110f04" officeooo:paragraph-rsid="00110f04" fo:background-color="#ffffff"/>
    </style:style>
    <style:style style:name="P33" style:family="paragraph" style:parent-style-name="Standard">
      <style:text-properties fo:color="#000000" loext:opacity="100%" style:font-name="Liberation Sans" officeooo:rsid="00110f04" officeooo:paragraph-rsid="00177c89" fo:background-color="#ffffff"/>
    </style:style>
    <style:style style:name="P34" style:family="paragraph" style:parent-style-name="Standard">
      <style:text-properties fo:color="#000000" loext:opacity="100%" style:font-name="Liberation Sans" officeooo:rsid="00110f04" officeooo:paragraph-rsid="001a2eea" fo:background-color="#ffffff"/>
    </style:style>
    <style:style style:name="P35" style:family="paragraph" style:parent-style-name="Standard">
      <style:text-properties fo:color="#000000" loext:opacity="100%" style:font-name="Liberation Sans" officeooo:rsid="00110f04" officeooo:paragraph-rsid="001e0eeb" fo:background-color="#ffffff"/>
    </style:style>
    <style:style style:name="P36" style:family="paragraph" style:parent-style-name="Standard">
      <style:text-properties fo:color="#000000" loext:opacity="100%" style:font-name="Liberation Sans" officeooo:rsid="00110f04" officeooo:paragraph-rsid="002301ef" fo:background-color="#ffffff"/>
    </style:style>
    <style:style style:name="P37" style:family="paragraph" style:parent-style-name="Standard">
      <style:text-properties fo:color="#000000" loext:opacity="100%" style:font-name="Liberation Sans" officeooo:rsid="00110f04" officeooo:paragraph-rsid="002e664a" fo:background-color="#ffffff"/>
    </style:style>
    <style:style style:name="P38" style:family="paragraph" style:parent-style-name="Standard">
      <style:text-properties fo:color="#000000" loext:opacity="100%" style:font-name="Liberation Sans" officeooo:rsid="00110f04" officeooo:paragraph-rsid="006f1e20" fo:background-color="#ffffff"/>
    </style:style>
    <style:style style:name="P39" style:family="paragraph" style:parent-style-name="Standard">
      <style:text-properties fo:color="#000000" loext:opacity="100%" style:font-name="Liberation Sans" officeooo:rsid="00110f04" officeooo:paragraph-rsid="006fcd6b" fo:background-color="#ffffff"/>
    </style:style>
    <style:style style:name="P40" style:family="paragraph" style:parent-style-name="Standard">
      <style:text-properties fo:color="#000000" loext:opacity="100%" style:font-name="Liberation Sans" officeooo:rsid="00323faf" officeooo:paragraph-rsid="00323faf" fo:background-color="#ffffff"/>
    </style:style>
    <style:style style:name="P41" style:family="paragraph" style:parent-style-name="Standard">
      <style:text-properties fo:color="#000000" loext:opacity="100%" style:font-name="Liberation Sans" officeooo:rsid="00323faf" officeooo:paragraph-rsid="0054b506" fo:background-color="#ffffff"/>
    </style:style>
    <style:style style:name="P42" style:family="paragraph" style:parent-style-name="Standard">
      <style:text-properties fo:color="#000000" loext:opacity="100%" style:font-name="Liberation Sans" officeooo:rsid="00323faf" officeooo:paragraph-rsid="005797e9" fo:background-color="#ffffff"/>
    </style:style>
    <style:style style:name="P43" style:family="paragraph" style:parent-style-name="Standard">
      <style:text-properties fo:color="#000000" loext:opacity="100%" style:font-name="Liberation Sans" fo:font-style="italic" style:text-underline-style="solid" style:text-underline-width="auto" style:text-underline-color="font-color" fo:font-weight="bold" officeooo:rsid="001d91c0" officeooo:paragraph-rsid="001d91c0" fo:background-color="#ffffff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color="#000000" loext:opacity="100%" style:font-name="Liberation Sans" fo:font-style="italic" style:text-underline-style="solid" style:text-underline-width="auto" style:text-underline-color="font-color" fo:font-weight="bold" officeooo:rsid="001d91c0" officeooo:paragraph-rsid="002e664a" fo:background-color="#ffffff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color="#000000" loext:opacity="100%" style:font-name="Liberation Sans" fo:font-style="italic" style:text-underline-style="solid" style:text-underline-width="auto" style:text-underline-color="font-color" fo:font-weight="bold" officeooo:rsid="0016637f" officeooo:paragraph-rsid="001d91c0" fo:background-color="#ffffff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color="#000000" loext:opacity="100%" style:font-name="Liberation Sans" fo:font-style="normal" style:text-underline-style="none" fo:font-weight="normal" officeooo:rsid="0012e0a7" officeooo:paragraph-rsid="0021ea5e" fo:background-color="#ffffff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color="#000000" loext:opacity="100%" style:font-name="Liberation Sans" fo:font-style="normal" style:text-underline-style="none" fo:font-weight="normal" officeooo:rsid="0012e0a7" officeooo:paragraph-rsid="00255eda" fo:background-color="#ffffff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color="#000000" loext:opacity="100%" style:font-name="Liberation Sans" fo:font-style="normal" style:text-underline-style="none" fo:font-weight="normal" officeooo:rsid="0012e0a7" officeooo:paragraph-rsid="002e664a" fo:background-color="#ffffff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000000" loext:opacity="100%" style:font-name="Liberation Sans" fo:font-style="normal" style:text-underline-style="none" fo:font-weight="normal" officeooo:rsid="0012e0a7" officeooo:paragraph-rsid="003bc797" fo:background-color="#ffffff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000000" loext:opacity="100%" style:font-name="Liberation Sans" fo:font-style="normal" style:text-underline-style="none" fo:font-weight="normal" officeooo:rsid="0012e0a7" officeooo:paragraph-rsid="005b66f6" fo:background-color="#ffffff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color="#000000" loext:opacity="100%" style:font-name="Liberation Sans" fo:font-style="normal" style:text-underline-style="none" fo:font-weight="normal" officeooo:rsid="0012e0a7" officeooo:paragraph-rsid="005f8fa6" fo:background-color="#ffffff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color="#000000" loext:opacity="100%" style:font-name="Liberation Sans" fo:font-style="normal" style:text-underline-style="none" fo:font-weight="normal" officeooo:rsid="0012e0a7" officeooo:paragraph-rsid="00608568" fo:background-color="#ffffff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color="#000000" loext:opacity="100%" style:font-name="Liberation Sans" fo:font-style="normal" style:text-underline-style="none" fo:font-weight="normal" officeooo:rsid="0012e0a7" officeooo:paragraph-rsid="0061bd49" fo:background-color="#ffffff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color="#000000" loext:opacity="100%" style:font-name="Liberation Sans" fo:font-style="normal" style:text-underline-style="none" fo:font-weight="normal" officeooo:rsid="0012e0a7" officeooo:paragraph-rsid="0062687c" fo:background-color="#ffffff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color="#000000" loext:opacity="100%" style:font-name="Liberation Sans" fo:font-style="normal" style:text-underline-style="none" fo:font-weight="normal" officeooo:rsid="0012e0a7" officeooo:paragraph-rsid="00736508" fo:background-color="#ffffff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color="#000000" loext:opacity="100%" style:font-name="Liberation Sans" fo:font-style="normal" style:text-underline-style="none" fo:font-weight="normal" officeooo:rsid="00279c58" officeooo:paragraph-rsid="00255eda" fo:background-color="#ffffff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color="#000000" loext:opacity="100%" style:font-name="Liberation Sans" fo:font-style="normal" style:text-underline-style="none" fo:font-weight="normal" officeooo:rsid="00279c58" officeooo:paragraph-rsid="002e664a" fo:background-color="#ffffff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000000" loext:opacity="100%" style:font-name="Liberation Sans" fo:font-style="normal" style:text-underline-style="none" fo:font-weight="normal" officeooo:rsid="00110f04" officeooo:paragraph-rsid="00744060" fo:background-color="#ffffff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text-underline-style="none" officeooo:rsid="00110f04" officeooo:paragraph-rsid="001d91c0"/>
    </style:style>
    <style:style style:name="P60" style:family="paragraph" style:parent-style-name="Text_20_body">
      <style:text-properties style:text-underline-style="none" officeooo:paragraph-rsid="001c6403"/>
    </style:style>
    <style:style style:name="P61" style:family="paragraph" style:parent-style-name="Text_20_body">
      <style:text-properties officeooo:paragraph-rsid="001ba632"/>
    </style:style>
    <style:style style:name="P62" style:family="paragraph" style:parent-style-name="Text_20_body">
      <style:text-properties style:text-underline-style="solid" style:text-underline-width="auto" style:text-underline-color="font-color"/>
    </style:style>
    <style:style style:name="P63" style:family="paragraph" style:parent-style-name="Title">
      <style:text-properties fo:font-style="italic" style:text-underline-style="none" officeooo:rsid="00237f16" officeooo:paragraph-rsid="00237f16" style:font-style-asian="italic" style:font-style-complex="italic"/>
    </style:style>
    <style:style style:name="P64" style:family="paragraph" style:parent-style-name="Text_20_body">
      <style:text-properties style:font-name="Liberation Serif" style:text-underline-style="none" officeooo:rsid="001a2eea" officeooo:paragraph-rsid="00537c5d"/>
    </style:style>
    <style:style style:name="P65" style:family="paragraph" style:parent-style-name="Text_20_body">
      <style:text-properties style:font-name="Liberation Serif" style:text-underline-style="none" officeooo:rsid="001a2eea" officeooo:paragraph-rsid="005952e3"/>
    </style:style>
    <style:style style:name="P66" style:family="paragraph" style:parent-style-name="Heading_20_2">
      <style:text-properties fo:font-style="italic" style:text-underline-style="solid" style:text-underline-width="auto" style:text-underline-color="font-color" officeooo:rsid="000fb28a" officeooo:paragraph-rsid="000fb28a" style:font-style-asian="italic" style:font-style-complex="italic"/>
    </style:style>
    <style:style style:name="P67" style:family="paragraph" style:parent-style-name="Heading_20_2">
      <style:text-properties fo:font-style="italic" style:text-underline-style="solid" style:text-underline-width="auto" style:text-underline-color="font-color" officeooo:rsid="0012e0a7" officeooo:paragraph-rsid="0012e0a7" style:font-style-asian="italic" style:font-style-complex="italic"/>
    </style:style>
    <style:style style:name="P68" style:family="paragraph" style:parent-style-name="Heading_20_2">
      <style:text-properties style:text-underline-style="solid" style:text-underline-width="auto" style:text-underline-color="font-color"/>
    </style:style>
    <style:style style:name="P69" style:family="paragraph" style:parent-style-name="Standard">
      <style:text-properties fo:color="#000000" loext:opacity="100%" style:font-name="Liberation Sans" fo:font-style="normal" style:text-underline-style="none" fo:font-weight="normal" officeooo:rsid="0012e0a7" officeooo:paragraph-rsid="00885db2" fo:background-color="#ffffff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color="#000000" loext:opacity="100%" style:font-name="Liberation Sans" fo:font-style="normal" style:text-underline-style="none" fo:font-weight="normal" officeooo:rsid="00279c58" officeooo:paragraph-rsid="008db566" fo:background-color="#ffffff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color="#000000" loext:opacity="100%" style:font-name="Liberation Sans" fo:font-style="normal" style:text-underline-style="none" fo:font-weight="normal" officeooo:rsid="00279c58" officeooo:paragraph-rsid="008eeb38" fo:background-color="#ffffff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color="#000000" loext:opacity="100%" style:font-name="Liberation Sans" fo:font-style="italic" style:text-underline-style="solid" style:text-underline-width="auto" style:text-underline-color="font-color" fo:font-weight="bold" officeooo:rsid="0016637f" officeooo:paragraph-rsid="00885db2" fo:background-color="#ffffff" style:font-style-asian="italic" style:font-weight-asian="bold" style:font-style-complex="italic" style:font-weight-complex="bold"/>
    </style:style>
    <style:style style:name="P73" style:family="paragraph" style:parent-style-name="Standard">
      <style:text-properties fo:color="#000000" loext:opacity="100%" style:font-name="Liberation Sans" officeooo:rsid="000fb28a" officeooo:paragraph-rsid="008b0f0c" fo:background-color="#ffffff"/>
    </style:style>
    <style:style style:name="P74" style:family="paragraph" style:parent-style-name="Standard">
      <style:text-properties fo:color="#000000" loext:opacity="100%" style:font-name="Liberation Sans" officeooo:rsid="00110f04" officeooo:paragraph-rsid="008b0f0c" fo:background-color="#ffffff"/>
    </style:style>
    <style:style style:name="P75" style:family="paragraph" style:parent-style-name="Standard">
      <style:text-properties fo:color="#000000" loext:opacity="100%" fo:font-style="italic" style:text-underline-style="solid" style:text-underline-width="auto" style:text-underline-color="font-color" fo:font-weight="bold" officeooo:rsid="0016637f" officeooo:paragraph-rsid="00885db2" fo:background-color="#ffffff" style:font-style-asian="italic" style:font-weight-asian="bold" style:font-style-complex="italic" style:font-weight-complex="bold"/>
    </style:style>
    <style:style style:name="P76" style:family="paragraph" style:parent-style-name="Standard">
      <style:text-properties fo:color="#000000" loext:opacity="100%" officeooo:rsid="00110f04" officeooo:paragraph-rsid="00885db2" fo:background-color="#ffffff"/>
    </style:style>
    <style:style style:name="P77" style:family="paragraph" style:parent-style-name="Standard">
      <style:text-properties fo:color="#000000" loext:opacity="100%" officeooo:rsid="00110f04" officeooo:paragraph-rsid="008947dc" fo:background-color="#ffffff"/>
    </style:style>
    <style:style style:name="P78" style:family="paragraph" style:parent-style-name="Standard">
      <style:text-properties fo:color="#000000" loext:opacity="100%" officeooo:rsid="00110f04" officeooo:paragraph-rsid="008a2139" fo:background-color="#ffffff"/>
    </style:style>
    <style:style style:name="P79" style:family="paragraph" style:parent-style-name="Text_20_body">
      <style:text-properties style:text-underline-style="none" officeooo:paragraph-rsid="00860820"/>
    </style:style>
    <style:style style:name="P80" style:family="paragraph" style:parent-style-name="Text_20_body">
      <style:text-properties style:text-underline-style="none" officeooo:rsid="0016637f" officeooo:paragraph-rsid="00860820"/>
    </style:style>
    <style:style style:name="P81" style:family="paragraph" style:parent-style-name="Text_20_body">
      <style:text-properties style:text-underline-style="none" officeooo:rsid="0016637f" officeooo:paragraph-rsid="00885db2"/>
    </style:style>
    <style:style style:name="P82" style:family="paragraph" style:parent-style-name="Text_20_body">
      <style:text-properties fo:font-style="italic" style:text-underline-style="solid" style:text-underline-width="auto" style:text-underline-color="font-color" officeooo:rsid="0012e0a7" officeooo:paragraph-rsid="0012e0a7" style:font-style-asian="italic" style:font-style-complex="italic"/>
    </style:style>
    <style:style style:name="P83" style:family="paragraph" style:parent-style-name="Text_20_body">
      <style:text-properties style:font-name="Liberation Serif" style:text-underline-style="none" officeooo:rsid="001a2eea" officeooo:paragraph-rsid="008b44fd"/>
    </style:style>
    <style:style style:name="P84" style:family="paragraph" style:parent-style-name="Text_20_body">
      <style:text-properties style:font-name="Liberation Serif" style:text-underline-style="none" officeooo:rsid="001a2eea" officeooo:paragraph-rsid="0090fdfb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4d17f"/>
    </style:style>
    <style:style style:name="T3" style:family="text">
      <style:text-properties style:font-name="Liberation Sans" fo:font-style="italic" officeooo:rsid="0014d17f" style:font-style-asian="italic" style:font-style-complex="italic"/>
    </style:style>
    <style:style style:name="T4" style:family="text">
      <style:text-properties style:font-name="Liberation Sans" officeooo:rsid="001d91c0"/>
    </style:style>
    <style:style style:name="T5" style:family="text">
      <style:text-properties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ans" officeooo:rsid="0012e0a7"/>
    </style:style>
    <style:style style:name="T7" style:family="text">
      <style:text-properties style:font-name="Liberation Sans" officeooo:rsid="0021ea5e"/>
    </style:style>
    <style:style style:name="T8" style:family="text">
      <style:text-properties style:font-name="Liberation Sans" officeooo:rsid="0025abaf"/>
    </style:style>
    <style:style style:name="T9" style:family="text">
      <style:text-properties style:font-name="Liberation Sans" officeooo:rsid="00279c58"/>
    </style:style>
    <style:style style:name="T10" style:family="text">
      <style:text-properties style:font-name="Liberation Sans" officeooo:rsid="002e664a"/>
    </style:style>
    <style:style style:name="T11" style:family="text">
      <style:text-properties style:font-name="Liberation Sans" officeooo:rsid="00300529"/>
    </style:style>
    <style:style style:name="T12" style:family="text">
      <style:text-properties style:font-name="Liberation Sans" officeooo:rsid="0037c336"/>
    </style:style>
    <style:style style:name="T13" style:family="text">
      <style:text-properties style:font-name="Liberation Sans" officeooo:rsid="00387084"/>
    </style:style>
    <style:style style:name="T14" style:family="text">
      <style:text-properties style:font-name="Liberation Sans" officeooo:rsid="003bc797"/>
    </style:style>
    <style:style style:name="T15" style:family="text">
      <style:text-properties style:font-name="Liberation Sans" officeooo:rsid="0079f777"/>
    </style:style>
    <style:style style:name="T16" style:family="text">
      <style:text-properties style:font-name="Liberation Sans" officeooo:rsid="007c5c77"/>
    </style:style>
    <style:style style:name="T17" style:family="text">
      <style:text-properties style:font-name="Liberation Sans" officeooo:rsid="007e0e26"/>
    </style:style>
    <style:style style:name="T18" style:family="text">
      <style:text-properties style:font-name="Liberation Sans" officeooo:rsid="00885db2"/>
    </style:style>
    <style:style style:name="T19" style:family="text">
      <style:text-properties fo:color="#000000" loext:opacity="100%" fo:background-color="#ffffff" loext:char-shading-value="0"/>
    </style:style>
    <style:style style:name="T20" style:family="text">
      <style:text-properties fo:color="#000000" loext:opacity="100%" officeooo:rsid="001a91c6" fo:background-color="#ffffff" loext:char-shading-value="0"/>
    </style:style>
    <style:style style:name="T21" style:family="text">
      <style:text-properties fo:color="#000000" loext:opacity="100%" officeooo:rsid="001cc291" fo:background-color="#ffffff" loext:char-shading-value="0"/>
    </style:style>
    <style:style style:name="T22" style:family="text">
      <style:text-properties fo:color="#000000" loext:opacity="100%" officeooo:rsid="001fd026" fo:background-color="#ffffff" loext:char-shading-value="0"/>
    </style:style>
    <style:style style:name="T23" style:family="text">
      <style:text-properties fo:color="#000000" loext:opacity="100%" officeooo:rsid="002170cf" fo:background-color="#ffffff" loext:char-shading-value="0"/>
    </style:style>
    <style:style style:name="T24" style:family="text">
      <style:text-properties fo:color="#000000" loext:opacity="100%" officeooo:rsid="00860820" fo:background-color="#ffffff" loext:char-shading-value="0"/>
    </style:style>
    <style:style style:name="T25" style:family="text">
      <style:text-properties fo:color="#000000" loext:opacity="100%" officeooo:rsid="0087f922" fo:background-color="#ffffff" loext:char-shading-value="0"/>
    </style:style>
    <style:style style:name="T26" style:family="text">
      <style:text-properties fo:color="#000000" loext:opacity="100%" officeooo:rsid="008b44fd" fo:background-color="#ffffff" loext:char-shading-value="0"/>
    </style:style>
    <style:style style:name="T27" style:family="text">
      <style:text-properties fo:color="#000000" loext:opacity="100%" style:font-name="Liberation Sans" fo:background-color="#ffffff" loext:char-shading-value="0"/>
    </style:style>
    <style:style style:name="T28" style:family="text">
      <style:text-properties fo:color="#000000" loext:opacity="100%" style:font-name="Liberation Sans" fo:font-style="normal" style:text-underline-style="none" fo:font-weight="normal" officeooo:rsid="0012e0a7" fo:background-color="#ffffff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style:font-name="Liberation Sans" fo:font-style="normal" style:text-underline-style="none" fo:font-weight="normal" officeooo:rsid="005ab8e4" fo:background-color="#ffffff" loext:char-shading-value="0" style:font-style-asian="normal" style:font-weight-asian="normal" style:font-style-complex="normal" style:font-weight-complex="normal"/>
    </style:style>
    <style:style style:name="T30" style:family="text">
      <style:text-properties officeooo:rsid="0017313f"/>
    </style:style>
    <style:style style:name="T31" style:family="text">
      <style:text-properties fo:color="#706e0c" loext:opacity="100%" style:font-name="Liberation Sans" fo:font-style="italic" fo:font-weight="bold" officeooo:rsid="0014d17f" fo:background-color="#ffffff" loext:char-shading-value="0" style:font-style-asian="italic" style:font-weight-asian="bold" style:font-style-complex="italic" style:font-weight-complex="bold"/>
    </style:style>
    <style:style style:name="T32" style:family="text">
      <style:text-properties fo:color="#706e0c" loext:opacity="100%" style:font-name="Liberation Sans" fo:font-style="italic" style:text-underline-style="none" fo:font-weight="bold" officeooo:rsid="005797e9" fo:background-color="#ffffff" loext:char-shading-value="0" style:font-style-asian="italic" style:font-weight-asian="bold" style:font-style-complex="italic" style:font-weight-complex="bold"/>
    </style:style>
    <style:style style:name="T33" style:family="text">
      <style:text-properties fo:color="#706e0c" loext:opacity="100%" style:font-name="Liberation Sans" fo:font-size="14pt" fo:font-style="normal" style:text-underline-style="none" fo:font-weight="normal" officeooo:rsid="001d91c0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706e0c" loext:opacity="100%" style:font-name="Liberation Sans" fo:font-size="14pt" fo:font-style="normal" style:text-underline-style="none" fo:font-weight="normal" officeooo:rsid="002301ef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706e0c" loext:opacity="100%" style:font-name="Liberation Sans" fo:font-size="14pt" officeooo:rsid="001d91c0" style:font-size-asian="14pt" style:font-size-complex="14pt"/>
    </style:style>
    <style:style style:name="T36" style:family="text">
      <style:text-properties fo:color="#706e0c" loext:opacity="100%" style:font-name="Liberation Sans" fo:font-size="14pt" officeooo:rsid="002301ef" style:font-size-asian="14pt" style:font-size-complex="14pt"/>
    </style:style>
    <style:style style:name="T37" style:family="text">
      <style:text-properties fo:color="#706e0c" loext:opacity="100%" style:font-name="Liberation Sans" fo:font-size="14pt" officeooo:rsid="001d91c0" fo:background-color="#ffffff" loext:char-shading-value="0" style:font-size-asian="14pt" style:font-size-complex="14pt"/>
    </style:style>
    <style:style style:name="T38" style:family="text">
      <style:text-properties fo:color="#706e0c" loext:opacity="100%" style:font-name="Liberation Sans" fo:font-style="normal" style:text-underline-style="none" officeooo:rsid="005797e9" fo:background-color="#ffffff" loext:char-shading-value="0" style:font-style-asian="normal" style:font-style-complex="normal"/>
    </style:style>
    <style:style style:name="T39" style:family="text">
      <style:text-properties fo:color="#706e0c" loext:opacity="100%" style:font-name="Liberation Sans" fo:font-style="normal" fo:font-weight="bold" officeooo:rsid="005797e9" fo:background-color="#ffffff" loext:char-shading-value="0" style:font-style-asian="normal" style:font-weight-asian="bold" style:font-style-complex="normal" style:font-weight-complex="bold"/>
    </style:style>
    <style:style style:name="T40" style:family="text">
      <style:text-properties fo:color="#706e0c" loext:opacity="100%" style:font-name="Liberation Sans" fo:font-weight="bold" officeooo:rsid="005797e9" fo:background-color="#ffffff" loext:char-shading-value="0" style:font-weight-asian="bold" style:font-weight-complex="bold"/>
    </style:style>
    <style:style style:name="T41" style:family="text">
      <style:text-properties fo:color="#706e0c" loext:opacity="100%" fo:font-size="14pt" fo:font-style="normal" style:text-underline-style="none" fo:font-weight="normal" officeooo:rsid="002301ef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706e0c" loext:opacity="100%" fo:font-size="14pt" fo:font-style="normal" style:text-underline-style="none" fo:font-weight="normal" officeooo:rsid="001d91c0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706e0c" loext:opacity="100%" fo:font-style="normal" style:text-underline-style="none" fo:font-weight="bold" officeooo:rsid="005797e9" fo:background-color="#ffffff" loext:char-shading-value="0" style:font-style-asian="normal" style:font-weight-asian="bold" style:font-style-complex="normal" style:font-weight-complex="bold"/>
    </style:style>
    <style:style style:name="T44" style:family="text">
      <style:text-properties fo:color="#706e0c" loext:opacity="100%" fo:font-weight="bold" officeooo:rsid="005797e9" fo:background-color="#ffffff" loext:char-shading-value="0" style:font-weight-asian="bold" style:font-weight-complex="bold"/>
    </style:style>
    <style:style style:name="T45" style:family="text">
      <style:text-properties style:text-underline-style="none" officeooo:rsid="0016637f"/>
    </style:style>
    <style:style style:name="T46" style:family="text">
      <style:text-properties style:text-underline-style="none" officeooo:rsid="0017313f"/>
    </style:style>
    <style:style style:name="T47" style:family="text">
      <style:text-properties style:text-underline-style="none" officeooo:rsid="00840dc2"/>
    </style:style>
    <style:style style:name="T48" style:family="text">
      <style:text-properties fo:color="#729fcf" loext:opacity="100%" style:font-name="Liberation Sans" fo:font-style="italic" fo:font-weight="bold" officeooo:rsid="0014d17f" style:font-style-asian="italic" style:font-weight-asian="bold" style:font-style-complex="italic" style:font-weight-complex="bold"/>
    </style:style>
    <style:style style:name="T49" style:family="text">
      <style:text-properties fo:color="#729fcf" loext:opacity="100%" style:font-name="Liberation Sans" fo:font-style="italic" style:text-underline-style="none" fo:font-weight="bold" officeooo:rsid="00537c5d" fo:background-color="#ffffff" loext:char-shading-value="0" style:font-style-asian="italic" style:font-weight-asian="bold" style:font-style-complex="italic" style:font-weight-complex="bold"/>
    </style:style>
    <style:style style:name="T50" style:family="text">
      <style:text-properties fo:color="#729fcf" loext:opacity="100%" style:font-name="Liberation Sans" fo:font-style="italic" style:text-underline-style="none" fo:font-weight="bold" officeooo:rsid="0017313f" fo:background-color="#ffffff" loext:char-shading-value="0" style:font-style-asian="italic" style:font-weight-asian="bold" style:font-style-complex="italic" style:font-weight-complex="bold"/>
    </style:style>
    <style:style style:name="T51" style:family="text">
      <style:text-properties fo:color="#729fcf" loext:opacity="100%" style:font-name="Liberation Sans" fo:font-size="14pt" officeooo:rsid="001c6403" style:font-size-asian="14pt" style:font-size-complex="14pt"/>
    </style:style>
    <style:style style:name="T52" style:family="text">
      <style:text-properties fo:color="#729fcf" loext:opacity="100%" style:font-name="Liberation Sans" fo:font-size="14pt" fo:font-weight="bold" officeooo:rsid="001c6403" style:font-size-asian="14pt" style:font-weight-asian="bold" style:font-size-complex="14pt" style:font-weight-complex="bold"/>
    </style:style>
    <style:style style:name="T53" style:family="text">
      <style:text-properties fo:color="#729fcf" loext:opacity="100%" style:font-name="Liberation Sans" fo:font-size="14pt" officeooo:rsid="001c6403" fo:background-color="#ffffff" loext:char-shading-value="0" style:font-size-asian="14pt" style:font-size-complex="14pt"/>
    </style:style>
    <style:style style:name="T54" style:family="text">
      <style:text-properties fo:color="#729fcf" loext:opacity="100%" style:font-name="Liberation Sans" fo:font-size="14pt" fo:font-style="normal" style:text-underline-style="none" fo:font-weight="normal" officeooo:rsid="001c6403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color="#729fcf" loext:opacity="100%" style:font-name="Liberation Sans" officeooo:rsid="00537c5d" fo:background-color="#ffffff" loext:char-shading-value="0"/>
    </style:style>
    <style:style style:name="T56" style:family="text">
      <style:text-properties fo:color="#729fcf" loext:opacity="100%" style:font-name="Liberation Sans" officeooo:rsid="0017313f" fo:background-color="#ffffff" loext:char-shading-value="0"/>
    </style:style>
    <style:style style:name="T57" style:family="text">
      <style:text-properties fo:color="#729fcf" loext:opacity="100%" style:font-name="Liberation Sans" fo:font-weight="bold" officeooo:rsid="00537c5d" fo:background-color="#ffffff" loext:char-shading-value="0" style:font-weight-asian="bold" style:font-weight-complex="bold"/>
    </style:style>
    <style:style style:name="T58" style:family="text">
      <style:text-properties fo:color="#729fcf" loext:opacity="100%" style:font-name="Liberation Sans" fo:font-weight="bold" officeooo:rsid="0017313f" fo:background-color="#ffffff" loext:char-shading-value="0" style:font-weight-asian="bold" style:font-weight-complex="bold"/>
    </style:style>
    <style:style style:name="T59" style:family="text">
      <style:text-properties fo:color="#729fcf" loext:opacity="100%" fo:font-size="14pt" fo:font-style="normal" style:text-underline-style="none" fo:font-weight="normal" officeooo:rsid="001c6403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color="#729fcf" loext:opacity="100%" style:text-underline-style="none" fo:font-weight="bold" officeooo:rsid="0017313f" fo:background-color="#ffffff" loext:char-shading-value="0" style:font-weight-asian="bold" style:font-weight-complex="bold"/>
    </style:style>
    <style:style style:name="T61" style:family="text">
      <style:text-properties fo:color="#729fcf" loext:opacity="100%" style:text-underline-style="none" fo:font-weight="bold" officeooo:rsid="00537c5d" fo:background-color="#ffffff" loext:char-shading-value="0" style:font-weight-asian="bold" style:font-weight-complex="bold"/>
    </style:style>
    <style:style style:name="T62" style:family="text">
      <style:text-properties fo:color="#729fcf" loext:opacity="100%" style:text-underline-style="none" fo:font-weight="bold" officeooo:rsid="00537c5d" style:font-weight-asian="bold" style:font-weight-complex="bold"/>
    </style:style>
    <style:style style:name="T63" style:family="text">
      <style:text-properties fo:color="#729fcf" loext:opacity="100%" fo:font-weight="bold" officeooo:rsid="00537c5d" fo:background-color="#ffffff" loext:char-shading-value="0" style:font-weight-asian="bold" style:font-weight-complex="bold"/>
    </style:style>
    <style:style style:name="T64" style:family="text">
      <style:text-properties fo:color="#729fcf" loext:opacity="100%" fo:font-weight="bold" officeooo:rsid="0017313f" fo:background-color="#ffffff" loext:char-shading-value="0" style:font-weight-asian="bold" style:font-weight-complex="bold"/>
    </style:style>
    <style:style style:name="T65" style:family="text">
      <style:text-properties officeooo:rsid="00336945"/>
    </style:style>
    <style:style style:name="T66" style:family="text">
      <style:text-properties officeooo:rsid="0016637f"/>
    </style:style>
    <style:style style:name="T67" style:family="text">
      <style:text-properties officeooo:rsid="00744060" fo:background-color="#ffffff" loext:char-shading-value="0"/>
    </style:style>
    <style:style style:name="T68" style:family="text">
      <style:text-properties officeooo:rsid="0025abaf" fo:background-color="#ffffff" loext:char-shading-value="0"/>
    </style:style>
    <style:style style:name="T69" style:family="text">
      <style:text-properties officeooo:rsid="0037c336" fo:background-color="#ffffff" loext:char-shading-value="0"/>
    </style:style>
    <style:style style:name="T70" style:family="text">
      <style:text-properties officeooo:rsid="00279c58" fo:background-color="#ffffff" loext:char-shading-value="0"/>
    </style:style>
    <style:style style:name="T71" style:family="text">
      <style:text-properties officeooo:rsid="00387084" fo:background-color="#ffffff" loext:char-shading-value="0"/>
    </style:style>
    <style:style style:name="T72" style:family="text">
      <style:text-properties fo:font-weight="bold" officeooo:rsid="00744060" fo:background-color="#ffffff" loext:char-shading-value="0" style:font-weight-asian="bold" style:font-weight-complex="bold"/>
    </style:style>
    <style:style style:name="T73" style:family="text">
      <style:text-properties officeooo:rsid="005ab8e4"/>
    </style:style>
    <style:style style:name="T74" style:family="text">
      <style:text-properties officeooo:rsid="0072bcdd"/>
    </style:style>
    <style:style style:name="T75" style:family="text">
      <style:text-properties officeooo:rsid="00790b78"/>
    </style:style>
    <style:style style:name="T76" style:family="text">
      <style:text-properties officeooo:rsid="007a74d2"/>
    </style:style>
    <style:style style:name="T77" style:family="text">
      <style:text-properties officeooo:rsid="00830bbd"/>
    </style:style>
    <style:style style:name="T78" style:family="text">
      <style:text-properties officeooo:rsid="00839838"/>
    </style:style>
    <style:style style:name="T79" style:family="text">
      <style:text-properties officeooo:rsid="00840dc2"/>
    </style:style>
    <style:style style:name="T80" style:family="text">
      <style:text-properties officeooo:rsid="008d63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63">Maquette : Puissance 4</text:p>
      <text:p text:style-name="P1"/>
      <text:h text:style-name="P66" text:outline-level="2">Début de la partie</text:h>
      <text:p text:style-name="P12">Affichage de la grille :</text:p>
      <text:p text:style-name="P25"/>
      <text:p text:style-name="P11"><text:span text:style-name="T1">|<text:tab/>|<text:tab/>|<text:tab/>|<text:tab/>|<text:tab/>|<text:tab/>|<text:tab/>|<text:tab/></text:span><text:span text:style-name="T49">nom(</text:span><text:span text:style-name="T50">Joueur 1</text:span><text:span text:style-name="T49">)</text:span><text:span text:style-name="T3"> utilise le caractère ‘</text:span><text:span text:style-name="T48">O</text:span><text:span text:style-name="T3">’</text:span></text:p>
      <text:p text:style-name="P2"><text:span text:style-name="T1">|<text:tab/>|<text:tab/>|<text:tab/>|<text:tab/>|<text:tab/>|<text:tab/>|<text:tab/>|<text:tab/></text:span><text:span text:style-name="T32">nom(Joueur 2)</text:span><text:span text:style-name="T2"> </text:span><text:span text:style-name="T3">utilise le caractère ‘</text:span><text:span text:style-name="T31">X</text:span><text:span text:style-name="T3">’</text:span></text:p>
      <text:p text:style-name="P32">|<text:tab/>|<text:tab/>|<text:tab/>|<text:tab/>|<text:tab/>|<text:tab/>|<text:tab/>|</text:p>
      <text:p text:style-name="P32">|<text:tab/>|<text:tab/>|<text:tab/>|<text:tab/>|<text:tab/>|<text:tab/>|<text:tab/>|</text:p>
      <text:p text:style-name="P32">|<text:tab/>|<text:tab/>|<text:tab/>|<text:tab/>|<text:tab/>|<text:tab/>|<text:tab/>|</text:p>
      <text:p text:style-name="P32">|<text:tab/>|<text:tab/>|<text:tab/>|<text:tab/>|<text:tab/>|<text:tab/>|<text:tab/>|</text:p>
      <text:p text:style-name="P54"><text:s text:c="5"/><text:span text:style-name="T73">1 <text:s text:c="7"/>2 <text:s text:c="8"/>3 <text:s text:c="8"/>4 <text:s text:c="8"/>5 <text:s text:c="7"/>6 <text:s text:c="8"/>7</text:span></text:p>
      <text:p text:style-name="P32"/>
      <text:p text:style-name="P41">-Saisissez le nom de <text:span text:style-name="T60">Joueur 1</text:span></text:p>
      <text:p text:style-name="P42">-Saisissez le nom de <text:span text:style-name="T43">Joueur 2</text:span></text:p>
      <text:p text:style-name="P40"/>
      <text:p text:style-name="P40"/>
      <text:p text:style-name="P40">-Quel joueur <text:span text:style-name="T65">veut commencer </text:span>? // <text:span text:style-name="T77">l’utilisateur doit </text:span><text:span text:style-name="T78">sélectionner</text:span><text:span text:style-name="T77"> qui doit jouer en premier</text:span></text:p>
      <text:p text:style-name="P32"/>
      <text:h text:style-name="P68" text:outline-level="2">Partie en cours</text:h>
      <text:p text:style-name="P62"/>
      <text:p text:style-name="P61"><text:span text:style-name="T45">-</text:span><text:span text:style-name="T62">nom(</text:span><text:span text:style-name="T60">Joueur 1</text:span><text:span text:style-name="T61">)</text:span><text:span text:style-name="T46"> c’est votre tour, choisissez une colonne : //</text:span><text:span text:style-name="T47">Le joueur doit choisir une colonne</text:span></text:p>
      <text:p text:style-name="P64"><text:span text:style-name="T19">-</text:span><text:span text:style-name="T63">nom(</text:span><text:span text:style-name="T64">Joueur 1</text:span><text:span text:style-name="T63">)</text:span><text:span text:style-name="T20"> a choisi la colonne 5 !</text:span></text:p>
      <text:p text:style-name="P26">|<text:tab/>|<text:tab/>|<text:tab/>|<text:tab/>|<text:tab/>|<text:tab/>|<text:tab/>|<text:tab/><text:tab/></text:p>
      <text:p text:style-name="P33">|<text:tab/>|<text:tab/>|<text:tab/>|<text:tab/>|<text:tab/>|<text:tab/>|<text:tab/>|<text:tab/><text:tab/></text:p>
      <text:p text:style-name="P33">|<text:tab/>|<text:tab/>|<text:tab/>|<text:tab/>|<text:tab/>|<text:tab/>|<text:tab/>|</text:p>
      <text:p text:style-name="P33">|<text:tab/>|<text:tab/>|<text:tab/>|<text:tab/>|<text:tab/>|<text:tab/>|<text:tab/>|</text:p>
      <text:p text:style-name="P33">|<text:tab/>|<text:tab/>|<text:tab/>|<text:tab/>|<text:tab/>|<text:tab/>|<text:tab/>|</text:p>
      <text:p text:style-name="P17"><text:span text:style-name="T1">|<text:tab/>|<text:tab/>|<text:tab/>|<text:tab/>| <text:s text:c="2"/></text:span><text:span text:style-name="T52">O</text:span><text:span text:style-name="T1"><text:tab/>|<text:tab/>|<text:tab/>|</text:span></text:p>
      <text:p text:style-name="P54"><text:s text:c="5"/><text:span text:style-name="T73">1 <text:s text:c="7"/>2 <text:s text:c="8"/>3 <text:s text:c="8"/>4 <text:s text:c="7"/>5 <text:s text:c="8"/>6 <text:s text:c="8"/>7</text:span></text:p>
      <text:p text:style-name="P62"/>
      <text:p text:style-name="P60"/>
      <text:p text:style-name="P60"/>
      <text:p text:style-name="P60"/>
      <text:p text:style-name="P60"/>
      <text:p text:style-name="P60"/>
      <text:p text:style-name="P79"><text:soft-page-break/><text:span text:style-name="T66">-</text:span><text:span text:style-name="T39">nom(Joueur 2)</text:span><text:span text:style-name="T66"> c’est votre tour, choisissez une colonne : </text:span><text:span text:style-name="T30">//</text:span><text:span text:style-name="T79">Le joueur doit choisir une colonne</text:span></text:p>
      <text:p text:style-name="P65"><text:span text:style-name="T19">-</text:span><text:span text:style-name="T39">nom(Joueur 2)</text:span><text:span text:style-name="T20"> a choisi la colonne </text:span><text:span text:style-name="T21">1</text:span><text:span text:style-name="T20"> !</text:span></text:p>
      <text:p text:style-name="P27">|<text:tab/>|<text:tab/>|<text:tab/>|<text:tab/>|<text:tab/>|<text:tab/>|<text:tab/>|<text:tab/><text:tab/></text:p>
      <text:p text:style-name="P34">|<text:tab/>|<text:tab/>|<text:tab/>|<text:tab/>|<text:tab/>|<text:tab/>|<text:tab/>|<text:tab/><text:tab/></text:p>
      <text:p text:style-name="P34">|<text:tab/>|<text:tab/>|<text:tab/>|<text:tab/>|<text:tab/>|<text:tab/>|<text:tab/>|</text:p>
      <text:p text:style-name="P34">|<text:tab/>|<text:tab/>|<text:tab/>|<text:tab/>|<text:tab/>|<text:tab/>|<text:tab/>|</text:p>
      <text:p text:style-name="P34">|<text:tab/>|<text:tab/>|<text:tab/>|<text:tab/>|<text:tab/>|<text:tab/>|<text:tab/>|</text:p>
      <text:p text:style-name="P59"><text:span text:style-name="T27">| <text:s text:c="2"/></text:span><text:span text:style-name="T37">X</text:span><text:span text:style-name="T27"><text:tab/>|<text:tab/>|<text:tab/>|<text:tab/>| <text:s text:c="2"/></text:span><text:span text:style-name="T53">O</text:span><text:span text:style-name="T27"><text:tab/>|<text:tab/>|<text:tab/>|</text:span></text:p>
      <text:p text:style-name="P53"><text:s text:c="4"/><text:span text:style-name="T73">1 <text:s text:c="8"/>2 <text:s text:c="8"/>3 <text:s text:c="8"/>4 <text:s text:c="7"/>5 <text:s text:c="8"/>6 <text:s text:c="8"/>7</text:span></text:p>
      <text:p text:style-name="P43"/>
      <text:p text:style-name="P43"/>
      <text:p text:style-name="P43"/>
      <text:p text:style-name="P43"/>
      <text:p text:style-name="P13"><text:span text:style-name="T4">Si le joueur saisit</text:span><text:span text:style-name="T1"> </text:span><text:span text:style-name="T4">une mauvaise donnée</text:span><text:span text:style-name="T1">:</text:span></text:p>
      <text:p text:style-name="P45"/>
      <text:p text:style-name="P80">-<text:span text:style-name="T63">nom(</text:span><text:span text:style-name="T64">Joueur 1</text:span><text:span text:style-name="T63">)</text:span><text:span text:style-name="T30"> c’est votre tour, choisissez une colonne : //</text:span><text:span text:style-name="T79">Le joueur doit choisir une colonne</text:span></text:p>
      <text:p text:style-name="P84"><text:span text:style-name="T19">-</text:span><text:span text:style-name="T63">nom(</text:span><text:span text:style-name="T64">Joueur 1</text:span><text:span text:style-name="T63">)</text:span><text:span text:style-name="T20"> a choisi la colonne </text:span><text:span text:style-name="T22">15</text:span><text:span text:style-name="T20">, </text:span><text:span text:style-name="T23">or le joueur doit choisir une colonne entre 1 et 7, veuillez recommencer ! </text:span></text:p>
      <text:p text:style-name="P84"><text:span text:style-name="T23">//</text:span><text:span text:style-name="T24">Le joueur a saisi une mauvaise donné</text:span><text:span text:style-name="T25">e</text:span></text:p>
      <text:p text:style-name="P28">|<text:tab/>|<text:tab/>|<text:tab/>|<text:tab/>|<text:tab/>|<text:tab/>|<text:tab/>|<text:tab/><text:tab/></text:p>
      <text:p text:style-name="P35">|<text:tab/>|<text:tab/>|<text:tab/>|<text:tab/>|<text:tab/>|<text:tab/>|<text:tab/>|<text:tab/><text:tab/></text:p>
      <text:p text:style-name="P35">|<text:tab/>|<text:tab/>|<text:tab/>|<text:tab/>|<text:tab/>|<text:tab/>|<text:tab/>|</text:p>
      <text:p text:style-name="P7"><text:span text:style-name="T1">|<text:tab/>|<text:tab/>|<text:tab/>|<text:tab/>| <text:s text:c="2"/></text:span><text:span text:style-name="T33">X</text:span><text:span text:style-name="T1"><text:tab/>|<text:tab/>|<text:tab/>|</text:span></text:p>
      <text:p text:style-name="P6"><text:span text:style-name="T1">|<text:tab/>| <text:s text:c="2"/></text:span><text:span text:style-name="T54">O</text:span><text:span text:style-name="T1"><text:tab/>|<text:tab/>|<text:tab/>| <text:s text:c="2"/></text:span><text:span text:style-name="T54">O</text:span><text:span text:style-name="T1"><text:tab/>|<text:tab/>|<text:tab/>|</text:span></text:p>
      <text:p text:style-name="P5"><text:span text:style-name="T5">| <text:s text:c="2"/></text:span><text:span text:style-name="T33">X</text:span><text:span text:style-name="T5"><text:tab/>| <text:s text:c="2"/></text:span><text:span text:style-name="T33">X</text:span><text:span text:style-name="T5"><text:tab/>|<text:tab/>|<text:tab/>| <text:s text:c="2"/></text:span><text:span text:style-name="T54">O</text:span><text:span text:style-name="T5"><text:tab/>|<text:tab/>| <text:s text:c="2"/></text:span><text:span text:style-name="T33">X</text:span><text:span text:style-name="T5"><text:tab/>|</text:span></text:p>
      <text:p text:style-name="P50"><text:span text:style-name="T28"><text:s text:c="4"/></text:span><text:span text:style-name="T29">1 <text:s text:c="8"/>2 <text:s text:c="8"/>3 <text:s text:c="8"/>4 <text:s text:c="7"/>5 <text:s text:c="8"/>6 <text:s text:c="7"/>7</text:span></text:p>
      <text:h text:style-name="P67" text:outline-level="2"/>
      <text:p text:style-name="P75"><text:span text:style-name="T4">Si le joueur </text:span><text:span text:style-name="T18">essaye de mettre un pion dans une colonne déjà pleine</text:span><text:span text:style-name="T1">:</text:span></text:p>
      <text:p text:style-name="P72"/>
      <text:p text:style-name="P81">-<text:span text:style-name="T63">nom(</text:span><text:span text:style-name="T64">Joueur 1</text:span><text:span text:style-name="T63">)</text:span><text:span text:style-name="T30"> c’est votre tour, choisissez une colonne : //</text:span><text:span text:style-name="T79">Le joueur doit choisir une colonne</text:span></text:p>
      <text:p text:style-name="P83"><text:span text:style-name="T19">-</text:span><text:span text:style-name="T63">nom(</text:span><text:span text:style-name="T64">Joueur 1</text:span><text:span text:style-name="T63">)</text:span><text:span text:style-name="T20"> a choisi la colonne </text:span><text:span text:style-name="T22">1</text:span><text:span text:style-name="T20">, </text:span><text:span text:style-name="T26">or la colonne est pleine</text:span><text:span text:style-name="T23"> </text:span><text:span text:style-name="T26">veuillez recommencer !</text:span></text:p>
      <text:p text:style-name="P83"><text:span text:style-name="T23">//</text:span><text:span text:style-name="T24">Le joueur a sélectionner</text:span><text:span text:style-name="T26"> une colonne déjà pleine</text:span></text:p>
      <text:p text:style-name="P73">| <text:s text:c="2"/><text:span text:style-name="T42">X</text:span><text:tab/>|<text:tab/>|<text:tab/>|<text:tab/>|<text:tab/>|<text:tab/>|<text:tab/>|<text:tab/><text:tab/></text:p>
      <text:p text:style-name="P74">| <text:s text:c="2"/><text:span text:style-name="T42">X</text:span><text:tab/>|<text:tab/>|<text:tab/>|<text:tab/>|<text:tab/>|<text:tab/>|<text:tab/>|<text:tab/><text:tab/></text:p>
      <text:p text:style-name="P74">| <text:s text:c="2"/><text:span text:style-name="T42">X</text:span><text:tab/>|<text:tab/>|<text:tab/>|<text:tab/>|<text:tab/>|<text:tab/>|<text:tab/>|</text:p>
      <text:p text:style-name="P78"><text:span text:style-name="T1">| <text:s text:c="2"/></text:span><text:span text:style-name="T54">O</text:span><text:span text:style-name="T1"><text:tab/>|<text:tab/>|<text:tab/>|<text:tab/>| <text:s text:c="2"/></text:span><text:span text:style-name="T33">X</text:span><text:span text:style-name="T1"><text:tab/>|<text:tab/>|<text:tab/>|</text:span></text:p>
      <text:p text:style-name="P77"><text:span text:style-name="T1">| <text:s text:c="2"/></text:span><text:span text:style-name="T33">X</text:span><text:span text:style-name="T1"><text:tab/>| <text:s text:c="2"/></text:span><text:span text:style-name="T54">O</text:span><text:span text:style-name="T1"><text:tab/>|<text:tab/>|<text:tab/>| <text:s text:c="2"/></text:span><text:span text:style-name="T54">O</text:span><text:span text:style-name="T1"><text:tab/>|<text:tab/>|<text:tab/>|</text:span></text:p>
      <text:p text:style-name="P76"><text:span text:style-name="T5">| <text:s text:c="2"/></text:span><text:span text:style-name="T33">X</text:span><text:span text:style-name="T5"><text:tab/>| <text:s text:c="2"/></text:span><text:span text:style-name="T33">X</text:span><text:span text:style-name="T5"><text:tab/>|<text:tab/>|<text:tab/>| <text:s text:c="2"/></text:span><text:span text:style-name="T54">O</text:span><text:span text:style-name="T5"><text:tab/>|<text:tab/>| <text:s text:c="2"/></text:span><text:span text:style-name="T33">X</text:span><text:span text:style-name="T5"><text:tab/>|</text:span></text:p>
      <text:p text:style-name="P69"><text:s text:c="4"/><text:span text:style-name="T73">1 <text:s text:c="8"/>2 <text:s text:c="8"/>3 <text:s text:c="8"/>4 <text:s text:c="7"/>5 <text:s text:c="8"/>6 <text:s text:c="7"/>7</text:span></text:p>
      <text:p text:style-name="P82"/>
      <text:p text:style-name="P82"><text:soft-page-break/></text:p>
      <text:h text:style-name="P67" text:outline-level="2">Fin de la partie</text:h>
      <text:p text:style-name="P15"><text:span text:style-name="T4">Si</text:span><text:span text:style-name="T7"> </text:span><text:span text:style-name="T55">nom(</text:span><text:span text:style-name="T56">Joueur 1</text:span><text:span text:style-name="T55">)</text:span><text:span text:style-name="T7"> gagne </text:span><text:span text:style-name="T6">:</text:span></text:p>
      <text:p text:style-name="P46"/>
      <text:p text:style-name="P29">|<text:tab/>|<text:tab/>|<text:tab/>|<text:tab/>|<text:tab/>|<text:tab/>|<text:tab/>|<text:tab/><text:tab/></text:p>
      <text:p text:style-name="P36">|<text:tab/>|<text:tab/>|<text:tab/>|<text:tab/>|<text:tab/>|<text:tab/>|<text:tab/>|<text:tab/><text:tab/></text:p>
      <text:p text:style-name="P36">|<text:tab/>|<text:tab/>|<text:tab/>|<text:tab/>|<text:tab/>|<text:tab/>|<text:tab/>|</text:p>
      <text:p text:style-name="P3"><text:span text:style-name="T1">|<text:tab/>|<text:tab/>|<text:tab/>| <text:s text:c="2"/></text:span><text:span text:style-name="T34">X</text:span><text:span text:style-name="T1"><text:tab/>|<text:tab/>|<text:tab/>|<text:tab/>|</text:span></text:p>
      <text:p text:style-name="P4"><text:span text:style-name="T1">|<text:tab/>|<text:tab/>|<text:tab/>| <text:s text:c="2"/></text:span><text:span text:style-name="T54">O</text:span><text:span text:style-name="T1"><text:tab/>| <text:s text:c="2"/></text:span><text:span text:style-name="T34">X</text:span><text:span text:style-name="T1"><text:tab/>|<text:tab/>|<text:tab/>|</text:span></text:p>
      <text:p text:style-name="P21"><text:span text:style-name="T6">| <text:s text:c="2"/></text:span><text:span text:style-name="T35">X</text:span><text:span text:style-name="T6"><text:tab/>| <text:s text:c="2"/></text:span><text:span text:style-name="T36">X</text:span><text:span text:style-name="T6"><text:tab/>| <text:s text:c="2"/></text:span><text:span text:style-name="T51">O</text:span><text:span text:style-name="T6"><text:tab/>| <text:s text:c="2"/></text:span><text:span text:style-name="T51">O</text:span><text:span text:style-name="T6"><text:tab/>| <text:s text:c="2"/></text:span><text:span text:style-name="T51">O</text:span><text:span text:style-name="T6"><text:tab/>| <text:s text:c="2"/></text:span><text:span text:style-name="T51">O</text:span><text:span text:style-name="T6"><text:tab/>|<text:tab/>|</text:span></text:p>
      <text:p text:style-name="P47"><text:s text:c="4"/><text:span text:style-name="T73">1 <text:s text:c="8"/>2 <text:s text:c="8"/>3 <text:s text:c="8"/>4 <text:s text:c="7"/>5 <text:s text:c="8"/>6 <text:s text:c="7"/>7</text:span></text:p>
      <text:p text:style-name="P47"/>
      <text:p text:style-name="P23"><text:span text:style-name="T6">-</text:span><text:span text:style-name="T8">Bravo </text:span><text:span text:style-name="T57">nom(</text:span><text:span text:style-name="T58">Joueur 1</text:span><text:span text:style-name="T57">)</text:span><text:span text:style-name="T8"> vous avez gagné la partie de Puissance 4 !</text:span></text:p>
      <text:p text:style-name="P19"><text:span text:style-name="T8">-</text:span><text:span text:style-name="T17">Taper sur ENTRER</text:span><text:span text:style-name="T9"> pour recommencer la partie </text:span><text:span text:style-name="T13">ou ‘FIN’ pour arrêter</text:span><text:span text:style-name="T9"> !</text:span></text:p>
      <text:p text:style-name="P56">//<text:span text:style-name="T80">Instruction pour que le joueur choisisse si il veut continuer ou arrêter </text:span></text:p>
      <text:p text:style-name="P44"/>
      <text:p text:style-name="P44"/>
      <text:p text:style-name="P44"/>
      <text:p text:style-name="P16"><text:span text:style-name="T4">Si</text:span><text:span text:style-name="T7"> </text:span><text:span text:style-name="T38">nom(Joueur 2)</text:span><text:span text:style-name="T7"> </text:span><text:span text:style-name="T10">perd </text:span><text:span text:style-name="T6">:</text:span></text:p>
      <text:p text:style-name="P48"/>
      <text:p text:style-name="P30">|<text:tab/>|<text:tab/>|<text:tab/>|<text:tab/>|<text:tab/>|<text:tab/>|<text:tab/>|<text:tab/><text:tab/></text:p>
      <text:p text:style-name="P37">|<text:tab/>|<text:tab/>|<text:tab/>|<text:tab/>|<text:tab/>|<text:tab/>|<text:tab/>|<text:tab/><text:tab/></text:p>
      <text:p text:style-name="P37">|<text:tab/>|<text:tab/>|<text:tab/>|<text:tab/>|<text:tab/>|<text:tab/>|<text:tab/>|</text:p>
      <text:p text:style-name="P8"><text:span text:style-name="T1">|<text:tab/>|<text:tab/>|<text:tab/>| <text:s text:c="2"/></text:span><text:span text:style-name="T34">X</text:span><text:span text:style-name="T1"><text:tab/>|<text:tab/>|<text:tab/>|<text:tab/>|</text:span></text:p>
      <text:p text:style-name="P8"><text:span text:style-name="T1">|<text:tab/>|<text:tab/>|<text:tab/>| <text:s text:c="2"/></text:span><text:span text:style-name="T54">O</text:span><text:span text:style-name="T1"><text:tab/>| <text:s text:c="2"/></text:span><text:span text:style-name="T34">X</text:span><text:span text:style-name="T1"><text:tab/>|<text:tab/>|<text:tab/>|</text:span></text:p>
      <text:p text:style-name="P22"><text:span text:style-name="T6">| <text:s text:c="2"/></text:span><text:span text:style-name="T35">X</text:span><text:span text:style-name="T6"><text:tab/>| <text:s text:c="2"/></text:span><text:span text:style-name="T36">X</text:span><text:span text:style-name="T6"><text:tab/>| <text:s text:c="2"/></text:span><text:span text:style-name="T51">O</text:span><text:span text:style-name="T6"><text:tab/>| <text:s text:c="2"/></text:span><text:span text:style-name="T51">O</text:span><text:span text:style-name="T6"><text:tab/>| <text:s text:c="2"/></text:span><text:span text:style-name="T51">O</text:span><text:span text:style-name="T6"><text:tab/>| <text:s text:c="2"/></text:span><text:span text:style-name="T51">O</text:span><text:span text:style-name="T6"><text:tab/>|<text:tab/>|</text:span></text:p>
      <text:p text:style-name="P51"><text:span text:style-name="T6"><text:s text:c="4"/></text:span><text:span text:style-name="T73">1 <text:s text:c="8"/>2 <text:s text:c="8"/>3 <text:s text:c="8"/>4 <text:s text:c="7"/>5 <text:s text:c="8"/>6 <text:s text:c="7"/>7</text:span></text:p>
      <text:p text:style-name="P48"/>
      <text:p text:style-name="P24"><text:span text:style-name="T6">-</text:span><text:span text:style-name="T11">Dommage</text:span><text:span text:style-name="T8"> </text:span><text:span text:style-name="T40">nom(Joueur 2)</text:span><text:span text:style-name="T8"> vous avez </text:span><text:span text:style-name="T10">perdu</text:span><text:span text:style-name="T8"> la partie de Puissance 4 !</text:span></text:p>
      <text:p text:style-name="P18"><text:span text:style-name="T8">-</text:span><text:span text:style-name="T12">Taper</text:span><text:span text:style-name="T9"> sur </text:span><text:span text:style-name="T15">ENTRER</text:span><text:span text:style-name="T9"> pour recommencer la partie </text:span><text:span text:style-name="T13">ou </text:span><text:span text:style-name="T16">taper </text:span><text:span text:style-name="T13">‘FIN’ pour arrêter</text:span><text:span text:style-name="T9"> !</text:span></text:p>
      <text:p text:style-name="P70">//<text:span text:style-name="T80">Instruction pour que le joueur choisisse si il veut continuer ou arrêter </text:span></text:p>
      <text:p text:style-name="P57"/>
      <text:p text:style-name="P14"><text:span text:style-name="T4">Si</text:span><text:span text:style-name="T7"> </text:span><text:span text:style-name="T14">il y a égalité</text:span><text:span text:style-name="T10"> </text:span><text:span text:style-name="T6">:</text:span></text:p>
      <text:p text:style-name="P49"/>
      <text:p text:style-name="P31">| <text:s text:c="2"/><text:span text:style-name="T59">O</text:span><text:tab/>| <text:s text:c="2"/><text:span text:style-name="T41">X</text:span><text:tab/>| <text:s text:c="2"/><text:span text:style-name="T59">O</text:span><text:tab/>| <text:s text:c="3"/><text:span text:style-name="T41">X</text:span><text:tab/>| <text:s text:c="2"/><text:span text:style-name="T59">O</text:span><text:tab/>| <text:s text:c="2"/><text:span text:style-name="T41">X</text:span><text:tab/>| <text:s text:c="2"/><text:span text:style-name="T41">X</text:span><text:tab/>|<text:tab/><text:tab/></text:p>
      <text:p text:style-name="P39">| <text:s text:c="2"/><text:span text:style-name="T59">O</text:span><text:tab/>| <text:s text:c="2"/><text:span text:style-name="T59">O</text:span><text:tab/>| <text:s text:c="2"/><text:span text:style-name="T41">X</text:span><text:tab/>| <text:s text:c="3"/><text:span text:style-name="T41">X</text:span><text:tab/>| <text:s text:c="2"/><text:span text:style-name="T59">O</text:span><text:tab/>| <text:s text:c="2"/><text:span text:style-name="T59">O</text:span><text:tab/>| <text:s text:c="2"/><text:span text:style-name="T41">X</text:span><text:tab/>|<text:tab/><text:tab/></text:p>
      <text:p text:style-name="P38">| <text:s text:c="2"/><text:span text:style-name="T41">X</text:span><text:tab/>| <text:s text:c="2"/><text:span text:style-name="T59">O</text:span><text:tab/>| <text:s text:c="2"/><text:span text:style-name="T41">X</text:span><text:tab/>| <text:s text:c="3"/><text:span text:style-name="T59">O</text:span><text:tab/>| <text:s text:c="2"/><text:span text:style-name="T41">X</text:span><text:tab/>| <text:s text:c="2"/><text:span text:style-name="T59">O</text:span><text:tab/>| <text:s text:c="2"/><text:span text:style-name="T41">X</text:span><text:tab/>|</text:p>
      <text:p text:style-name="P10"><text:span text:style-name="T1">| <text:s text:c="2"/></text:span><text:span text:style-name="T54">O</text:span><text:span text:style-name="T1"><text:tab/>| <text:s text:c="2"/></text:span><text:span text:style-name="T54">O</text:span><text:span text:style-name="T1"><text:tab/>| <text:s text:c="2"/></text:span><text:span text:style-name="T54">O</text:span><text:span text:style-name="T1"><text:tab/>| <text:s text:c="3"/></text:span><text:span text:style-name="T34">X</text:span><text:span text:style-name="T1"><text:tab/>| <text:s text:c="2"/></text:span><text:span text:style-name="T54">O</text:span><text:span text:style-name="T1"><text:tab/>| <text:s text:c="2"/></text:span><text:span text:style-name="T34">X</text:span><text:span text:style-name="T1"><text:tab/>| <text:s text:c="2"/></text:span><text:span text:style-name="T54">O</text:span><text:span text:style-name="T1"><text:tab/>|</text:span></text:p>
      <text:p text:style-name="P9"><text:span text:style-name="T1">| <text:s text:c="2"/></text:span><text:span text:style-name="T54">O</text:span><text:span text:style-name="T1"><text:tab/>| <text:s text:c="2"/></text:span><text:span text:style-name="T34">X</text:span><text:span text:style-name="T1"><text:tab/>| <text:s text:c="2"/></text:span><text:span text:style-name="T54">O</text:span><text:span text:style-name="T1"><text:tab/>| <text:s text:c="3"/></text:span><text:span text:style-name="T34">X</text:span><text:span text:style-name="T1"><text:tab/>| <text:s text:c="2"/></text:span><text:span text:style-name="T34">X</text:span><text:span text:style-name="T1"><text:tab/>| <text:s text:c="2"/></text:span><text:span text:style-name="T34">X</text:span><text:span text:style-name="T1"><text:tab/>| <text:s text:c="2"/></text:span><text:span text:style-name="T54">O</text:span><text:span text:style-name="T1"><text:tab/>|</text:span></text:p>
      <text:p text:style-name="P20"><text:span text:style-name="T6">| <text:s text:c="2"/></text:span><text:span text:style-name="T35">X</text:span><text:span text:style-name="T6"><text:tab/>| <text:s text:c="2"/></text:span><text:span text:style-name="T51">O</text:span><text:span text:style-name="T6"><text:tab/>| <text:s text:c="2"/></text:span><text:span text:style-name="T36">X</text:span><text:span text:style-name="T6"><text:tab/>| <text:s text:c="2"/></text:span><text:span text:style-name="T51">O</text:span><text:span text:style-name="T6"><text:tab/>| <text:s text:c="2"/></text:span><text:span text:style-name="T36">X</text:span><text:span text:style-name="T6"><text:tab/>| <text:s text:c="2"/></text:span><text:span text:style-name="T51">O</text:span><text:span text:style-name="T6"><text:tab/>| <text:s text:c="2"/></text:span><text:span text:style-name="T36">X</text:span><text:span text:style-name="T6"><text:tab/>|</text:span></text:p>
      <text:p text:style-name="P52"><text:s text:c="4"/><text:span text:style-name="T73">1 <text:s text:c="8"/>2 <text:s text:c="8"/>3 <text:s text:c="8"/>4 <text:s text:c="7"/>5 <text:s text:c="8"/>6 <text:s text:c="7"/>7</text:span></text:p>
      <text:p text:style-name="P55">-<text:span text:style-name="T74">Dommage </text:span><text:span text:style-name="T44">nom(Joueur 2) </text:span><text:span text:style-name="T74">et </text:span><text:span text:style-name="T63">nom(</text:span><text:span text:style-name="T64">Joueur 1</text:span><text:span text:style-name="T63">)</text:span><text:span text:style-name="T72">, </text:span><text:span text:style-name="T67">il y</text:span><text:span text:style-name="T72"> </text:span><text:span text:style-name="T67">a égalité !</text:span></text:p>
      <text:p text:style-name="P58"><text:span text:style-name="T68">-</text:span><text:span text:style-name="T69">Taper</text:span><text:span text:style-name="T70"> sur </text:span><text:span text:style-name="T75">ENTRER</text:span><text:span text:style-name="T70"> pour recommencer la partie </text:span><text:span text:style-name="T71">ou </text:span><text:span text:style-name="T76">taper </text:span><text:span text:style-name="T71">‘FIN’ pour arrêter</text:span><text:span text:style-name="T70"> !</text:span></text:p>
      <text:p text:style-name="P71">//<text:span text:style-name="T80">Instruction pour que le joueur choisisse si il veut continuer ou arrêter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0T13:45:24.237238750</meta:creation-date>
    <dc:date>2022-10-15T14:09:36.510000000</dc:date>
    <meta:editing-duration>PT2H50M25S</meta:editing-duration>
    <meta:editing-cycles>126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88" meta:word-count="852" meta:character-count="3448" meta:non-whitespace-character-count="2080"/>
  </office:meta>
</office:document-meta>
</file>